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77in"/>
    </style:style>
    <style:style style:name="TableColumn3" style:family="table-column">
      <style:table-column-properties style:column-width="0.7243in"/>
    </style:style>
    <style:style style:name="TableColumn4" style:family="table-column">
      <style:table-column-properties style:column-width="3.1312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347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 style:min-row-height="0.347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 style:min-row-height="0.1138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 style:min-row-height="0.113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fo:language="el" fo:country="GR"/>
    </style:style>
    <style:style style:name="P37" style:parent-style-name="Standard" style:family="paragraph">
      <style:paragraph-properties fo:text-align="center"/>
    </style:style>
    <style:style style:name="T38" style:parent-style-name="Προεπιλεγμένηγραμματοσειρά" style:family="text">
      <style:text-properties fo:language="el" fo:country="GR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113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min-row-height="0.347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Row59" style:family="table-row">
      <style:table-row-properties style:min-row-height="0.3472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Row66" style:family="table-row">
      <style:table-row-properties style:min-row-height="0.347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89" style:parent-style-name="Προεπιλεγμένηγραμματοσειρά" style:family="text">
      <style:text-properties fo:language="el" fo:country="GR"/>
    </style:style>
    <style:style style:name="T90" style:parent-style-name="Προεπιλεγμένηγραμματοσειρά" style:family="text">
      <style:text-properties fo:language="el" fo:country="GR"/>
    </style:style>
    <style:style style:name="TableRow91" style:family="table-row">
      <style:table-row-properties style:min-row-height="0.3277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Προεπιλεγμένηγραμματοσειρά" style:family="text">
      <style:text-properties fo:language="el" fo:country="G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Row99" style:family="table-row">
      <style:table-row-properties style:min-row-height="0.3277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Row106" style:family="table-row">
      <style:table-row-properties style:min-row-height="0.3277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0.3277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Row120" style:family="table-row">
      <style:table-row-properties style:min-row-height="0.3277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8" style:family="table-row">
      <style:table-row-properties style:min-row-height="0.3277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ableRow147" style:family="table-row">
      <style:table-row-properties style:min-row-height="0.3277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</style:style>
    <style:style style:name="TableRow154" style:family="table-row">
      <style:table-row-properties style:min-row-height="0.2166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>
      <style:paragraph-properties fo:text-align="center"/>
    </style:style>
    <style:style style:name="P158" style:parent-style-name="Standard" style:family="paragraph">
      <style:paragraph-properties fo:text-align="center"/>
    </style:style>
    <style:style style:name="P159" style:parent-style-name="Standard" style:family="paragraph">
      <style:paragraph-properties fo:text-align="center"/>
      <style:text-properties fo:language="el" fo:country="G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P162" style:parent-style-name="Standard" style:family="paragraph">
      <style:paragraph-properties fo:text-align="center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5" style:family="table-row">
      <style:table-row-properties style:min-row-height="0.3277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fo:language="el" fo:country="G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fo:language="el" fo:country="G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fo:language="el" fo:country="GR"/>
    </style:style>
    <style:style style:name="TableRow172" style:family="table-row">
      <style:table-row-properties style:min-row-height="0.3277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  <style:text-properties fo:language="el" fo:country="G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  <style:text-properties fo:language="el" fo:country="GR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  <style:text-properties fo:language="el" fo:country="GR"/>
    </style:style>
    <style:style style:name="TableRow179" style:family="table-row">
      <style:table-row-properties style:min-row-height="0.3277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fo:language="el" fo:country="GR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fo:language="el" fo:country="G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fo:language="el" fo:country="GR"/>
    </style:style>
    <style:style style:name="TableRow186" style:family="table-row">
      <style:table-row-properties style:min-row-height="0.3277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fo:language="el" fo:country="GR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fo:language="el" fo:country="GR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fo:language="el" fo:country="GR"/>
    </style:style>
    <style:style style:name="TableRow193" style:family="table-row">
      <style:table-row-properties style:min-row-height="0.3277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fo:language="el" fo:country="GR"/>
    </style:style>
    <style:style style:name="P196" style:parent-style-name="Standard" style:family="paragraph">
      <style:paragraph-properties fo:text-align="center"/>
      <style:text-properties fo:language="el" fo:country="G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fo:language="el" fo:country="G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fo:language="el" fo:country="GR"/>
    </style:style>
    <style:style style:name="TableRow201" style:family="table-row">
      <style:table-row-properties style:min-row-height="0.3277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  <style:text-properties fo:language="el" fo:country="GR"/>
    </style:style>
    <style:style style:name="P204" style:parent-style-name="Standard" style:family="paragraph">
      <style:paragraph-properties fo:text-align="center"/>
      <style:text-properties fo:language="el" fo:country="GR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fo:language="el" fo:country="GR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  <style:text-properties fo:language="el" fo:country="GR"/>
    </style:style>
    <style:style style:name="TableRow209" style:family="table-row">
      <style:table-row-properties style:min-row-height="0.3277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fo:language="el" fo:country="G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  <style:text-properties fo:language="el" fo:country="G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fo:language="el" fo:country="GR"/>
    </style:style>
    <style:style style:name="TableRow216" style:family="table-row">
      <style:table-row-properties style:min-row-height="0.3277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/>
      <style:text-properties fo:language="el" fo:country="GR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  <style:text-properties fo:language="el" fo:country="GR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fo:language="el" fo:country="GR"/>
    </style:style>
    <style:style style:name="P223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>/health-check</text:p>
          </table:table-cell>
          <table:table-cell table:style-name="TableCell16">
            <text:p text:style-name="P17">GET</text:p>
          </table:table-cell>
          <table:table-cell table:style-name="TableCell18">
            <text:p text:style-name="P19">-</text:p>
          </table:table-cell>
        </table:table-row>
        <table:table-row table:style-name="TableRow20">
          <table:table-cell table:style-name="TableCell21">
            <text:p text:style-name="P22">/reset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P26">-</text:p>
          </table:table-cell>
        </table:table-row>
        <table:table-row table:style-name="TableRow27">
          <table:table-cell table:style-name="TableCell28">
            <text:p text:style-name="P29">-----------------------------------------------------------</text:p>
          </table:table-cell>
          <table:table-cell table:style-name="TableCell30">
            <text:p text:style-name="P31">--------------</text:p>
          </table:table-cell>
          <table:table-cell table:style-name="TableCell32">
            <text:p text:style-name="P33">----------------------------</text:p>
          </table:table-cell>
        </table:table-row>
        <table:table-row table:style-name="TableRow34">
          <table:table-cell table:style-name="TableCell35">
            <text:p text:style-name="P36"/>
            <text:p text:style-name="P37"><text:span text:style-name="T38">/</text:span>login</text:p>
            <text:p text:style-name="P39"/>
          </table:table-cell>
          <table:table-cell table:style-name="TableCell40">
            <text:p text:style-name="P41"/>
            <text:p text:style-name="P42">GET</text:p>
          </table:table-cell>
          <table:table-cell table:style-name="TableCell43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44">
          <table:table-cell table:style-name="TableCell45">
            <text:p text:style-name="P46">/logout</text:p>
            <text:p text:style-name="P47"/>
          </table:table-cell>
          <table:table-cell table:style-name="TableCell48">
            <text:p text:style-name="P49">POST</text:p>
          </table:table-cell>
          <table:table-cell table:style-name="TableCell50">
            <text:p text:style-name="P51">-</text:p>
          </table:table-cell>
        </table:table-row>
        <table:table-row table:style-name="TableRow52">
          <table:table-cell table:style-name="TableCell53">
            <text:p text:style-name="P54">/admin/users</text:p>
          </table:table-cell>
          <table:table-cell table:style-name="TableCell55">
            <text:p text:style-name="P56">GET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/admin/users/{id}?format=[json &amp; xml]</text:p>
          </table:table-cell>
          <table:table-cell table:style-name="TableCell62">
            <text:p text:style-name="P63">GET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table-cell table:style-name="TableCell67">
            <text:p text:style-name="P68"/>
            <text:p text:style-name="P69"/>
            <text:p text:style-name="P70"/>
            <text:p text:style-name="P71"/>
            <text:p text:style-name="P72"/>
            <text:p text:style-name="P73">/admin/users</text:p>
          </table:table-cell>
          <table:table-cell table:style-name="TableCell74">
            <text:p text:style-name="P75"/>
            <text:p text:style-name="P76"/>
            <text:p text:style-name="P77"/>
            <text:p text:style-name="P78"/>
            <text:p text:style-name="P79"/>
            <text:p text:style-name="P80">POST</text:p>
          </table:table-cell>
          <table:table-cell table:style-name="TableCell81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active": 1,</text:p>
            <text:p text:style-name="Standard"><text:tab/>"roles": "USER",</text:p>
            <text:p text:style-name="Standard"><text:tab/>"permissions": "",</text:p>
            <text:p text:style-name="Standard"><text:tab/>"authorityId": 1,</text:p>
            <text:p text:style-name="Standard"><text:tab/>"latitude": 10.5,</text:p>
            <text:p text:style-name="Standard"><text:tab/>"longitude": -56.125</text:p>
            <text:p text:style-name="Standard">}</text:p>
          </table:table-cell>
        </table:table-row>
        <table:table-row table:style-name="TableRow82">
          <table:table-cell table:style-name="TableCell83">
            <text:p text:style-name="P84">/admin/users</text:p>
          </table:table-cell>
          <table:table-cell table:style-name="TableCell85">
            <text:p text:style-name="P86">PUT</text:p>
          </table:table-cell>
          <table:table-cell table:style-name="TableCell87">
            <text:p text:style-name="P88"><text:span text:style-name="T89">Ότι επιστρεφει η<text:s/></text:span>GET<text:span text:style-name="T90"><text:s/>ακριβως</text:span></text:p>
          </table:table-cell>
        </table:table-row>
        <table:table-row table:style-name="TableRow91">
          <table:table-cell table:style-name="TableCell92">
            <text:p text:style-name="P93">/admin/users<text:span text:style-name="T94">/{</text:span>id}/full</text:p>
          </table:table-cell>
          <table:table-cell table:style-name="TableCell95">
            <text:p text:style-name="P96">GET</text:p>
          </table:table-cell>
          <table:table-cell table:style-name="TableCell97">
            <text:p text:style-name="P98">-</text:p>
          </table:table-cell>
        </table:table-row>
        <table:table-row table:style-name="TableRow99">
          <table:table-cell table:style-name="TableCell100">
            <text:p text:style-name="P101">------------------------------------------------------------</text:p>
          </table:table-cell>
          <table:table-cell table:style-name="TableCell102">
            <text:p text:style-name="P103">------------</text:p>
          </table:table-cell>
          <table:table-cell table:style-name="TableCell104">
            <text:p text:style-name="P105">---------------------------------</text:p>
          </table:table-cell>
        </table:table-row>
        <table:table-row table:style-name="TableRow106">
          <table:table-cell table:style-name="TableCell107">
            <text:p text:style-name="P108">/incidents</text:p>
          </table:table-cell>
          <table:table-cell table:style-name="TableCell109">
            <text:p text:style-name="P110">GET</text:p>
          </table:table-cell>
          <table:table-cell table:style-name="TableCell111">
            <text:p text:style-name="P112">-</text:p>
          </table:table-cell>
        </table:table-row>
        <table:table-row table:style-name="TableRow113">
          <table:table-cell table:style-name="TableCell114">
            <text:p text:style-name="P115">/incidents/{id}</text:p>
          </table:table-cell>
          <table:table-cell table:style-name="TableCell116">
            <text:p text:style-name="P117">GET</text:p>
          </table:table-cell>
          <table:table-cell table:style-name="TableCell118">
            <text:p text:style-name="P119">-</text:p>
          </table:table-cell>
        </table:table-row>
        <table:table-row table:style-name="TableRow120">
          <table:table-cell table:style-name="TableCell121"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>/incidents</text:p>
          </table:table-cell>
          <table:table-cell table:style-name="TableCell129"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>POST</text:p>
          </table:table-cell>
          <table:table-cell table:style-name="TableCell137">
            <text:p text:style-name="Standard">{</text:p>
            <text:p text:style-name="Standard"><text:s text:c="4"/>"coordinatorId": 1,</text:p>
            <text:p text:style-name="Standard"><text:s text:c="4"/>"title": "Pyrkagia",</text:p>
            <text:p text:style-name="Standard"><text:s text:c="4"/>"authority": {</text:p>
            <text:p text:style-name="Standard"><text:tab/><text:tab/><text:s text:c="3"/>"id": 1</text:p>
            <text:p text:style-name="Standard"><text:tab/><text:s text:c="12"/>},</text:p>
            <text:p text:style-name="Standard"><text:s text:c="4"/>"importance": {</text:p>
            <text:p text:style-name="Standard"><text:tab/><text:tab/><text:s text:c="6"/>"id": 1</text:p>
            <text:p text:style-name="Standard"><text:tab/><text:s text:c="16"/>},</text:p>
            <text:p text:style-name="Standard"><text:s text:c="4"/>"number": "6",</text:p>
            <text:p text:style-name="Standard"><text:s text:c="4"/>"postalCode": "15234",</text:p>
            <text:p text:style-name="Standard"><text:s text:c="4"/>"region": "Attiki",</text:p>
            <text:soft-page-break/>
            <text:p text:style-name="Standard"><text:s text:c="4"/>"street": "Olumpoy 60",</text:p>
            <text:p text:style-name="Standard"><text:s text:c="4"/>"callerFirstName": "petros",</text:p>
            <text:p text:style-name="Standard"><text:s text:c="4"/>"callerLastName": "bakolas",</text:p>
            <text:p text:style-name="Standard"><text:s text:c="4"/>"callerNationalId": "AK123456",</text:p>
            <text:p text:style-name="Standard"><text:s text:c="4"/>"callerPhone": "69802314567",</text:p>
            <text:p text:style-name="Standard"><text:s text:c="4"/>"status": {</text:p>
            <text:p text:style-name="Standard"><text:tab/><text:s text:c="9"/>"id": 1</text:p>
            <text:p text:style-name="Standard"><text:tab/><text:s text:c="7"/>},</text:p>
            <text:p text:style-name="Standard"><text:s text:c="4"/>"notes": "lelelelel",</text:p>
            <text:p text:style-name="Standard"><text:s text:c="4"/>"latitude": 10.5,</text:p>
            <text:p text:style-name="Standard"><text:s text:c="4"/>"longitude": -56.125</text:p>
            <text:p text:style-name="Standard">}</text:p>
          </table:table-cell>
        </table:table-row>
        <text:soft-page-break/>
        <table:table-row table:style-name="TableRow138">
          <table:table-cell table:style-name="TableCell139">
            <text:p text:style-name="P140">/incidents/{id}</text:p>
          </table:table-cell>
          <table:table-cell table:style-name="TableCell141">
            <text:p text:style-name="P142">PUT</text:p>
          </table:table-cell>
          <table:table-cell table:style-name="TableCell143">
            <text:p text:style-name="P144"><text:span text:style-name="T145">Ότι επιστρεφει η<text:s/></text:span>GET<text:span text:style-name="T146"><text:s/>ακριβως</text:span></text:p>
          </table:table-cell>
        </table:table-row>
        <table:table-row table:style-name="TableRow147">
          <table:table-cell table:style-name="TableCell148">
            <text:p text:style-name="P149">-------------------------------</text:p>
          </table:table-cell>
          <table:table-cell table:style-name="TableCell150">
            <text:p text:style-name="P151">------</text:p>
          </table:table-cell>
          <table:table-cell table:style-name="TableCell152">
            <text:p text:style-name="P153">--------------------------------------------</text:p>
          </table:table-cell>
        </table:table-row>
        <table:table-row table:style-name="TableRow154">
          <table:table-cell table:style-name="TableCell155">
            <text:p text:style-name="P156"/>
            <text:p text:style-name="P157"/>
            <text:p text:style-name="P158">/user/update-location</text:p>
            <text:p text:style-name="P159"/>
          </table:table-cell>
          <table:table-cell table:style-name="TableCell160">
            <text:p text:style-name="P161"/>
            <text:p text:style-name="P162"/>
            <text:p text:style-name="P163">PUT</text:p>
          </table:table-cell>
          <table:table-cell table:style-name="TableCell164">
            <text:p text:style-name="Standard">{</text:p>
            <text:p text:style-name="Standard"><text:s text:c="6"/>“userId”: 2,</text:p>
            <text:p text:style-name="Standard"><text:s text:c="6"/>“latitude”: 10.2015,</text:p>
            <text:p text:style-name="Standard"><text:s text:c="6"/>“longitude”: 50.20154</text:p>
            <text:p text:style-name="Standard">}</text:p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</table:table>
      <text:p text:style-name="P2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ΠΕΤΡΟΣ ΜΠΑΚΟΛΑΣ</dc:creator>
    <meta:creation-date>2020-04-20T13:51:00Z</meta:creation-date>
    <dc:date>2020-07-06T17:14:00Z</dc:date>
    <meta:template xlink:href="Normal.dotm" xlink:type="simple"/>
    <meta:editing-cycles>5</meta:editing-cycles>
    <meta:editing-duration>PT1380S</meta:editing-duration>
    <meta:document-statistic meta:page-count="2" meta:paragraph-count="3" meta:word-count="252" meta:character-count="1616" meta:row-count="11" meta:non-whitespace-character-count="1367"/>
  </office:meta>
</office:document-meta>
</file>